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4.5cm" svg:x2="28.7cm" svg:y2="4.5cm">
          <text:p/>
        </draw:line>
        <draw:custom-shape draw:style-name="gr3" draw:text-style-name="P1" draw:layer="layout" svg:width="5.8cm" svg:height="1.5cm" svg:x="8.1cm" svg:y="2.3cm">
          <text:p text:style-name="P1">Display Memb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9cm" svg:y="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1cm" svg:y="1cm">
          <text:p text:style-name="P1"><text:span text:style-name="T1">□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6.3cm" svg:y="1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22.6cm" svg:y="2.3cm">
          <text:p text:style-name="P1">Print Invoic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7cm" svg:y1="1.8cm" svg:x2="1cm" svg:y2="1.8cm">
          <text:p/>
        </draw:line>
        <draw:g>
          <draw:custom-shape draw:style-name="gr3" draw:text-style-name="P1" draw:layer="layout" svg:width="5.8cm" svg:height="1.5cm" svg:x="14.6cm" svg:y="2.3cm">
            <text:p text:style-name="P1">Manage Memb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5cm" svg:height="1.5cm" svg:x="20.4cm" svg:y="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9cm" svg:height="0.723cm" svg:x="20.7cm" svg:y="2.693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5.8cm" svg:height="1.5cm" svg:x="2.1cm" svg:y="5.4cm">
          <text:p text:style-name="P1"><text:span text:style-name="T2">Fir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5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7.5cm">
          <text:p text:style-name="P1"><text:span text:style-name="T2">La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7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9.5cm">
          <text:p text:style-name="P1"><text:span text:style-name="T2">Date of Birt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9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11.6cm">
          <text:p text:style-name="P1"><text:span text:style-name="T2">Town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11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13.6cm">
          <text:p text:style-name="P1"><text:span text:style-name="T2">Stree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13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2.1cm" svg:y="15.6cm">
          <text:p text:style-name="P1"><text:span text:style-name="T2">House Name/Numb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15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layer="layout" svg:width="10.649cm" svg:height="0.962cm" svg:x="16.6cm" svg:y="10.7cm">
          <draw:text-box>
            <text:p>(New data to be input into the field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0:26:52.277000000</meta:creation-date>
    <meta:generator>LibreOffice/4.2.5.2$Windows_x86 LibreOffice_project/61cb170a04bb1f12e77c884eab9192be736ec5f5</meta:generator>
    <dc:date>2014-12-03T12:33:49.252000000</dc:date>
    <meta:editing-duration>PT6M46S</meta:editing-duration>
    <meta:editing-cycles>5</meta:editing-cycles>
    <meta:document-statistic meta:object-count="25"/>
  </office:meta>
</office:document-meta>
</file>